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ba131a" style:font-name="Droid Sans Mono" fo:font-size="20pt" style:text-underline-style="solid" style:text-underline-width="auto" style:text-underline-color="font-color" fo:font-weight="bold" officeooo:rsid="000d64cd" officeooo:paragraph-rsid="000d64c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Droid Sans Mono" fo:font-size="14pt" style:text-underline-style="none" fo:font-weight="bold" officeooo:rsid="000d64cd" officeooo:paragraph-rsid="000d64c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Droid Sans Mono" fo:font-size="14pt" style:text-underline-style="none" fo:font-weight="normal" officeooo:rsid="000d64cd" officeooo:paragraph-rsid="000d64c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465a4" style:font-name="Droid Sans Mono" fo:font-size="18pt" style:text-underline-style="solid" style:text-underline-width="auto" style:text-underline-color="font-color" fo:font-weight="bold" officeooo:rsid="000d64cd" officeooo:paragraph-rsid="000d64cd" style:font-size-asian="15.75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du CSS</text:p>
      <text:p text:style-name="P1"/>
      <text:p text:style-name="P3"><text:span text:style-name="T1">Cette documentation contient tous ce que vous devez savoir pour utiliser les fichier CSS ci-joints</text:span>.</text:p>
      <text:p text:style-name="P2"/>
      <text:p text:style-name="P4">1) Page de connexion</text:p>
      <text:p text:style-name="P4"/>
      <text:p text:style-name="P2">Cette section s’adresse aux personnes qui veulent créer une page de connexion sur leur site.</text:p>
      <text:p text:style-name="P2"/>
      <text:p text:style-name="P2">Dans un premier temps, vous devez placer votre code dans une balise &lt;div&gt; de la classe <text:span text:style-name="T2">accueil</text:span>.</text:p>
      <text:p text:style-name="P2">Cette classe permet de présenter les titres ou autres paragraphes que vous souhaité utiliser dans votre page de connexion.</text:p>
      <text:p text:style-name="P2"/>
      <text:p text:style-name="P2">Dans un deuxième temps, vous pouvez placer une balise &lt;div&gt; de la classe <text:span text:style-name="T2">connector</text:span> pour créer un bloc de connexion (login, identifiant…). Le titre du bloc de connexion doit être une balise <text:span text:style-name="T2">&lt;h2&gt;</text:span> et les champs de texte des inpu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3:15:39.752801317</meta:creation-date>
    <dc:date>2018-01-02T13:26:33.641797755</dc:date>
    <meta:editing-duration>PT13S</meta:editing-duration>
    <meta:editing-cycles>1</meta:editing-cycles>
    <meta:document-statistic meta:table-count="0" meta:image-count="0" meta:object-count="0" meta:page-count="1" meta:paragraph-count="7" meta:word-count="113" meta:character-count="676" meta:non-whitespace-character-count="570"/>
    <meta:generator>LibreOffice/5.4.4.2$Linux_X86_64 LibreOffice_project/40m0$Build-2</meta:generator>
  </office:meta>
</office:document-meta>
</file>